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Standard">
      <style:paragraph-properties fo:text-align="center" style:justify-single-word="false"/>
      <style:text-properties officeooo:rsid="057aae1d" officeooo:paragraph-rsid="410d52db"/>
    </style:style>
    <style:style style:name="P1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20" style:family="paragraph" style:parent-style-name="Example_20_Header">
      <style:text-properties officeooo:paragraph-rsid="0ce95318"/>
    </style:style>
    <style:style style:name="P21" style:family="paragraph" style:parent-style-name="Contents_20_2">
      <style:paragraph-properties>
        <style:tab-stops>
          <style:tab-stop style:position="14.801cm" style:type="right" style:leader-style="dotted" style:leader-text="."/>
        </style:tab-stops>
      </style:paragraph-properties>
    </style:style>
    <style:style style:name="P22" style:family="paragraph" style:parent-style-name="Heading_20_4">
      <style:text-properties officeooo:rsid="155ad101" officeooo:paragraph-rsid="44830bdf"/>
    </style:style>
    <style:style style:name="P23" style:family="paragraph" style:parent-style-name="Heading_20_4">
      <style:text-properties officeooo:paragraph-rsid="44830bdf"/>
    </style:style>
    <style:style style:name="P24" style:family="paragraph" style:parent-style-name="Heading_20_4">
      <style:text-properties officeooo:rsid="13bcde23" officeooo:paragraph-rsid="44835033"/>
    </style:style>
    <style:style style:name="P25" style:family="paragraph" style:parent-style-name="Contents_20_1">
      <style:paragraph-properties>
        <style:tab-stops>
          <style:tab-stop style:position="14.801cm" style:type="right" style:leader-style="dotted" style:leader-text="."/>
        </style:tab-stops>
      </style:paragraph-properties>
    </style:style>
    <style:style style:name="P26" style:family="paragraph" style:parent-style-name="Text_20_body" style:master-page-name="Standard">
      <style:paragraph-properties fo:text-align="end" style:justify-single-word="false" style:page-number="auto"/>
      <style:text-properties officeooo:paragraph-rsid="2590605e"/>
    </style:style>
    <style:style style:name="P27" style:family="paragraph" style:parent-style-name="Text_20_body" style:list-style-name="L1">
      <style:text-properties officeooo:rsid="448034da" officeooo:paragraph-rsid="44823b7d"/>
    </style:style>
    <style:style style:name="P28" style:family="paragraph" style:parent-style-name="Text_20_body">
      <style:text-properties officeooo:rsid="4486a873" officeooo:paragraph-rsid="4486a873"/>
    </style:style>
    <style:style style:name="P29" style:family="paragraph" style:parent-style-name="Text_20_body">
      <style:text-properties officeooo:rsid="4486a873" officeooo:paragraph-rsid="448c3ab1"/>
    </style:style>
    <style:style style:name="P30" style:family="paragraph" style:parent-style-name="Text_20_body">
      <style:text-properties officeooo:rsid="448bad02" officeooo:paragraph-rsid="448bad02"/>
    </style:style>
    <style:style style:name="P31" style:family="paragraph" style:parent-style-name="Text_20_body">
      <style:text-properties officeooo:rsid="448bad02" officeooo:paragraph-rsid="448f39ec"/>
    </style:style>
    <style:style style:name="P32" style:family="paragraph" style:parent-style-name="Text_20_body">
      <style:text-properties officeooo:rsid="448c3ab1" officeooo:paragraph-rsid="448c3ab1"/>
    </style:style>
    <style:style style:name="P33" style:family="paragraph" style:parent-style-name="Text_20_body">
      <style:text-properties officeooo:rsid="448dc026" officeooo:paragraph-rsid="44964a67"/>
    </style:style>
    <style:style style:name="P34" style:family="paragraph" style:parent-style-name="Text_20_body">
      <style:text-properties officeooo:rsid="448f0410" officeooo:paragraph-rsid="448f0410"/>
    </style:style>
    <style:style style:name="P35" style:family="paragraph" style:parent-style-name="Text_20_body">
      <style:text-properties officeooo:rsid="448f39ec" officeooo:paragraph-rsid="448f39ec"/>
    </style:style>
    <style:style style:name="P36" style:family="paragraph" style:parent-style-name="Text_20_body">
      <style:text-properties officeooo:rsid="44927482" officeooo:paragraph-rsid="44927482"/>
    </style:style>
    <style:style style:name="P37" style:family="paragraph" style:parent-style-name="Text_20_body">
      <style:text-properties officeooo:rsid="44927482" officeooo:paragraph-rsid="44936cc4"/>
    </style:style>
    <style:style style:name="P38" style:family="paragraph" style:parent-style-name="Text_20_body">
      <style:text-properties officeooo:rsid="4496242a" officeooo:paragraph-rsid="4496242a"/>
    </style:style>
    <style:style style:name="P39" style:family="paragraph" style:parent-style-name="Text_20_body">
      <style:text-properties officeooo:rsid="4496242a" officeooo:paragraph-rsid="44964a67"/>
    </style:style>
    <style:style style:name="P40" style:family="paragraph" style:parent-style-name="Text_20_body">
      <style:text-properties officeooo:rsid="44964a67" officeooo:paragraph-rsid="44964a67"/>
    </style:style>
    <style:style style:name="T1" style:family="text">
      <style:text-properties fo:font-style="normal" officeooo:rsid="14052f0b" style:font-style-asian="normal" style:font-style-complex="normal"/>
    </style:style>
    <style:style style:name="T2" style:family="text">
      <style:text-properties fo:font-style="normal" officeooo:rsid="14b49fa1" style:font-style-asian="normal" style:font-style-complex="normal"/>
    </style:style>
    <style:style style:name="T3" style:family="text">
      <style:text-properties fo:font-style="normal" officeooo:rsid="14a6d53d" style:font-style-asian="normal" style:font-style-complex="normal"/>
    </style:style>
    <style:style style:name="T4" style:family="text">
      <style:text-properties fo:font-style="normal" officeooo:rsid="14b621cc" style:font-style-asian="normal" style:font-style-complex="normal"/>
    </style:style>
    <style:style style:name="T5" style:family="text">
      <style:text-properties fo:font-style="normal" officeooo:rsid="14a2bfb5" style:font-style-asian="normal" style:font-style-complex="normal"/>
    </style:style>
    <style:style style:name="T6" style:family="text">
      <style:text-properties fo:font-style="normal" officeooo:rsid="14a46d87" style:font-style-asian="normal" style:font-style-complex="normal"/>
    </style:style>
    <style:style style:name="T7" style:family="text">
      <style:text-properties fo:font-style="normal" officeooo:rsid="14debc6e" style:font-style-asian="normal" style:font-style-complex="normal"/>
    </style:style>
    <style:style style:name="T8" style:family="text">
      <style:text-properties fo:font-style="normal" officeooo:rsid="14ab6b2d" style:font-style-asian="normal" style:font-style-complex="normal"/>
    </style:style>
    <style:style style:name="T9" style:family="text">
      <style:text-properties fo:font-style="normal" officeooo:rsid="14ad1703" style:font-style-asian="normal" style:font-style-complex="normal"/>
    </style:style>
    <style:style style:name="T10" style:family="text">
      <style:text-properties fo:font-style="normal" officeooo:rsid="14e779ca" style:font-style-asian="normal" style:font-style-complex="normal"/>
    </style:style>
    <style:style style:name="T11" style:family="text">
      <style:text-properties officeooo:rsid="447d1e3f"/>
    </style:style>
    <style:style style:name="T12" style:family="text">
      <style:text-properties officeooo:rsid="44823b7d"/>
    </style:style>
    <style:style style:name="T13" style:family="text">
      <style:text-properties officeooo:rsid="44830bdf"/>
    </style:style>
    <style:style style:name="T14" style:family="text">
      <style:text-properties officeooo:rsid="4a185db2"/>
    </style:style>
    <style:style style:name="T15" style:family="text">
      <style:text-properties officeooo:rsid="15b70e3d"/>
    </style:style>
    <style:style style:name="T16" style:family="text">
      <style:text-properties officeooo:rsid="14debc6e"/>
    </style:style>
    <style:style style:name="T17" style:family="text">
      <style:text-properties officeooo:rsid="14052f0b"/>
    </style:style>
    <style:style style:name="T18" style:family="text">
      <style:text-properties fo:font-style="italic" style:font-style-asian="italic" style:font-style-complex="italic"/>
    </style:style>
    <style:style style:name="T19" style:family="text">
      <style:text-properties fo:font-style="italic" officeooo:rsid="13b3d86b" style:font-style-asian="italic" style:font-style-complex="italic"/>
    </style:style>
    <style:style style:name="T20" style:family="text">
      <style:text-properties fo:font-style="italic" officeooo:rsid="14ef52e4" style:font-style-asian="italic" style:font-style-complex="italic"/>
    </style:style>
    <style:style style:name="T21" style:family="text">
      <style:text-properties fo:font-style="italic" officeooo:rsid="44830bdf" style:font-style-asian="italic" style:font-style-complex="italic"/>
    </style:style>
    <style:style style:name="T22" style:family="text">
      <style:text-properties fo:font-style="italic" officeooo:rsid="13af2e8e" style:font-style-asian="italic" style:font-style-complex="italic"/>
    </style:style>
    <style:style style:name="T23" style:family="text">
      <style:text-properties fo:font-style="italic" officeooo:rsid="448b0363" style:font-style-asian="italic" style:font-style-complex="italic"/>
    </style:style>
    <style:style style:name="T24" style:family="text">
      <style:text-properties officeooo:rsid="155cc408"/>
    </style:style>
    <style:style style:name="T25" style:family="text">
      <style:text-properties officeooo:rsid="13b3d86b"/>
    </style:style>
    <style:style style:name="T26" style:family="text">
      <style:text-properties officeooo:rsid="14f507b1"/>
    </style:style>
    <style:style style:name="T27" style:family="text">
      <style:text-properties officeooo:rsid="14f54ff5"/>
    </style:style>
    <style:style style:name="T28" style:family="text">
      <style:text-properties officeooo:rsid="14ef52e4"/>
    </style:style>
    <style:style style:name="T29" style:family="text">
      <style:text-properties officeooo:rsid="14e10e7b"/>
    </style:style>
    <style:style style:name="T30" style:family="text">
      <style:text-properties officeooo:rsid="14a5d507"/>
    </style:style>
    <style:style style:name="T31" style:family="text">
      <style:text-properties officeooo:rsid="13af2e8e"/>
    </style:style>
    <style:style style:name="T32" style:family="text">
      <style:text-properties officeooo:rsid="13c7b16f"/>
    </style:style>
    <style:style style:name="T33" style:family="text">
      <style:text-properties officeooo:rsid="14e5ca45"/>
    </style:style>
    <style:style style:name="T34" style:family="text">
      <style:text-properties officeooo:rsid="14e779ca"/>
    </style:style>
    <style:style style:name="T35" style:family="text">
      <style:text-properties officeooo:rsid="44835033"/>
    </style:style>
    <style:style style:name="T36" style:family="text">
      <style:text-properties style:use-window-font-color="true"/>
    </style:style>
    <style:style style:name="T37"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fo:color="#966400"/>
    </style:style>
    <style:style style:name="T41" style:family="text">
      <style:text-properties officeooo:rsid="44895f4c"/>
    </style:style>
    <style:style style:name="T42" style:family="text">
      <style:text-properties officeooo:rsid="448b0363"/>
    </style:style>
    <style:style style:name="T43" style:family="text">
      <style:text-properties officeooo:rsid="448bad02"/>
    </style:style>
    <style:style style:name="T44" style:family="text">
      <style:text-properties officeooo:rsid="448c3ab1"/>
    </style:style>
    <style:style style:name="T45" style:family="text">
      <style:text-properties fo:color="#ff6400" officeooo:rsid="4324fee1"/>
    </style:style>
    <style:style style:name="T46" style:family="text">
      <style:text-properties fo:color="#00c8ff"/>
    </style:style>
    <style:style style:name="T47" style:family="text">
      <style:text-properties fo:color="#8ba60e" officeooo:rsid="448c3ab1"/>
    </style:style>
    <style:style style:name="T48" style:family="text">
      <style:text-properties officeooo:rsid="448dc026"/>
    </style:style>
    <style:style style:name="T49" style:family="text">
      <style:text-properties officeooo:rsid="4324fee1"/>
    </style:style>
    <style:style style:name="T50" style:family="text">
      <style:text-properties fo:color="#14beaa" officeooo:rsid="4324fee1"/>
    </style:style>
    <style:style style:name="T51" style:family="text">
      <style:text-properties fo:font-variant="normal" fo:text-transform="none" fo:color="#cb0000" style:font-name="Roboto" fo:font-size="5.55000019073486pt" fo:letter-spacing="normal" fo:font-style="normal" fo:font-weight="normal" fo:background-color="#ffffff" loext:char-shading-value="0"/>
    </style:style>
    <style:style style:name="T52" style:family="text">
      <style:text-properties fo:font-variant="normal" fo:text-transform="none" fo:color="#444444" style:font-name="Roboto" fo:font-size="5.55000019073486pt" fo:letter-spacing="normal" fo:font-style="normal" fo:font-weight="normal"/>
    </style:style>
    <style:style style:name="T53" style:family="text">
      <style:text-properties fo:font-variant="normal" fo:text-transform="none" fo:color="#444444" fo:font-size="5.55000019073486pt" fo:letter-spacing="normal" fo:font-style="normal" fo:font-weight="bold"/>
    </style:style>
    <style:style style:name="T54" style:family="text">
      <style:text-properties fo:font-variant="normal" fo:text-transform="none" fo:color="#444444" fo:font-size="5.55000019073486pt" fo:letter-spacing="normal" fo:font-style="normal" fo:font-weight="bold" officeooo:rsid="448f39ec"/>
    </style:style>
    <style:style style:name="T55" style:family="text">
      <style:text-properties fo:font-variant="normal" fo:text-transform="none" fo:color="#444444" fo:letter-spacing="normal"/>
    </style:style>
    <style:style style:name="T56" style:family="text">
      <style:text-properties officeooo:rsid="448e02a2"/>
    </style:style>
    <style:style style:name="T57" style:family="text">
      <style:text-properties officeooo:rsid="448f0410"/>
    </style:style>
    <style:style style:name="T58" style:family="text">
      <style:text-properties officeooo:rsid="448f39ec"/>
    </style:style>
    <style:style style:name="T59" style:family="text">
      <style:text-properties officeooo:rsid="448fd033"/>
    </style:style>
    <style:style style:name="T60" style:family="text">
      <style:text-properties officeooo:rsid="4491300c"/>
    </style:style>
    <style:style style:name="T61" style:family="text">
      <style:text-properties officeooo:rsid="44936cc4"/>
    </style:style>
    <style:style style:name="T62" style:family="text">
      <style:text-properties officeooo:rsid="44946be3"/>
    </style:style>
    <style:style style:name="T63" style:family="text">
      <style:text-properties officeooo:rsid="44964a67"/>
    </style:style>
    <style:style style:name="T64" style:family="text">
      <style:text-properties fo:color="#c3b346" officeooo:rsid="4324fee1"/>
    </style:style>
    <style:style style:name="T65" style:family="text">
      <style:text-properties fo:color="#6482ff" officeooo:rsid="4324fee1"/>
    </style:style>
    <style:style style:name="T66" style:family="text">
      <style:text-properties officeooo:rsid="4497ecd3"/>
    </style:style>
    <style:style style:name="T67" style:family="text">
      <style:text-properties officeooo:rsid="4499600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
      <text:p text:style-name="P6"/>
      <text:p text:style-name="P6"/>
      <text:p text:style-name="P17">Dračák</text:p>
      <text:p text:style-name="P13"/>
      <text:p text:style-name="P13"/>
      <text:p text:style-name="P18">podle staré školy</text:p>
      <text:p text:style-name="P14"/>
      <text:p text:style-name="P19">KOUZELNÉ PŘEDMĚTY</text:p>
      <text:p text:style-name="P14"/>
      <text:p text:style-name="P15"/>
      <text:p text:style-name="P14"/>
      <text:p text:style-name="P14"/>
      <text:p text:style-name="P14"/>
      <text:p text:style-name="P14"/>
      <text:p text:style-name="P14"><text:soft-page-break/></text:p>
      <text:p text:style-name="P16"/>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text:a xlink:type="simple" xlink:href="#__RefHeading___Toc301_2547754490" text:style-name="Internet_20_link" text:visited-style-name="Internet_20_link">Léčivé masti a kameny</text:a><text:tab/>3</text:p>
          <text:p text:style-name="P25"><text:a xlink:type="simple" xlink:href="#__RefHeading___Toc303_2547754490" text:style-name="Internet_20_link" text:visited-style-name="Internet_20_link">Neobvyklé předměty</text:a><text:tab/>4</text:p>
          <text:p text:style-name="P25"><text:a xlink:type="simple" xlink:href="#__RefHeading___Toc305_2547754490" text:style-name="Internet_20_link" text:visited-style-name="Internet_20_link">Schopnosti předmětů</text:a><text:tab/>5</text:p>
        </text:index-body>
      </text:table-of-content>
      <text:p text:style-name="P20"/>
      <text:p text:style-name="P4"/>
      <text:p text:style-name="P4"/>
      <text:p text:style-name="P4"/>
      <text:p text:style-name="P4"/>
      <text:p text:style-name="P4"/>
      <text:p text:style-name="P4"/>
      <text:p text:style-name="P4"/>
      <text:p text:style-name="P4"/>
      <text:p text:style-name="P4"/>
      <text:p text:style-name="P3">Verze 0.<text:span text:style-name="T11">0</text:span></text:p>
      <text:h text:style-name="Heading_20_2" text:outline-level="2"><text:bookmark-start text:name="__RefHeading___Toc301_2547754490"/><text:soft-page-break/>Léčivé kameny<text:bookmark-end text:name="__RefHeading___Toc301_2547754490"/></text:h>
      <text:p text:style-name="P28">Léčivé kameny jsou očarované drahokamy nebo polodrahokamy. Jsou do nich vyryté <text:span text:style-name="T41">prostým okem neviditelné</text:span> miniaturní runy <text:span text:style-name="T41">se zaklínadlem</text:span> – elf nebo někdo se zvětšovacím sklem je dokáže přečíst. <text:span text:style-name="T59">Při použití je potřeba příslušné zaklínadlo vyslovit a následně kamenem pomalu přejíždět těsně nad zraněnou částí těla.</text:span><text:line-break/><text:tab/>Účinkují stejně jako <text:span text:style-name="T42">ošetření zranění nebo</text:span> <text:span text:style-name="T18">hojiv</text:span><text:span text:style-name="T23">á</text:span><text:span text:style-name="T18"> mast</text:span>, vyléčí tedy 1 život z každého zranění příslušného typu (<text:span text:style-name="T18">hematit</text:span> například léčí otevřená, <text:span text:style-name="T62">krvácející</text:span> zranění). <text:span text:style-name="T41">Ošetření každého zranění léčivým kamenem zabere zhruba minutu.<text:line-break/><text:tab/>Léčivé kameny jsou velice vzácné, obyčejně nejdou jen tak koupit. Stojí pětinásobek ceny neočarovaného kamene.</text:span></text:p>
      <text:h text:style-name="Heading_20_4" text:outline-level="4">Hematit</text:h>
      <text:p text:style-name="P37"><text:span text:style-name="T18">Cena:</text:span> 5 zl</text:p>
      <text:p text:style-name="P32">Hematit je kovově lesklý polodrahokam barvy krve. L<text:span text:style-name="T43">éčí otevřená, krvácející zranění, což jsou nejčastěji</text:span><text:span text:style-name="T37"> </text:span><text:span text:style-name="T38">sečné</text:span><text:span text:style-name="T37"> a </text:span><text:span text:style-name="T39">bodné</text:span><text:span text:style-name="T37"> rány, například po zásahu šípem nebo mečem.</text:span></text:p>
      <text:h text:style-name="Heading_20_4" text:outline-level="4">Rubín</text:h>
      <text:p text:style-name="P36"><text:span text:style-name="T18">Cena:</text:span> 50 zl</text:p>
      <text:p text:style-name="P32">Rubín je rudý drahokam. Léčí <text:span text:style-name="T67">zranění</text:span> <text:span text:style-name="T66">způsobené</text:span> <text:span text:style-name="T45">ohněm</text:span>.</text:p>
      <text:h text:style-name="Heading_20_4" text:outline-level="4">Safír</text:h>
      <text:p text:style-name="P36"><text:span text:style-name="T18">Cena:</text:span> 40 zl</text:p>
      <text:p text:style-name="P32">Safír je modrý dr<text:span text:style-name="T60">a</text:span>hokam. Léčí<text:span text:style-name="T36"> zranění </text:span><text:span text:style-name="T46">mrazem</text:span><text:span text:style-name="T36">.</text:span></text:p>
      <text:h text:style-name="Heading_20_4" text:outline-level="4"><text:soft-page-break/>Smaragd</text:h>
      <text:p text:style-name="P36"><text:span text:style-name="T18">Cena:</text:span> 75 zl</text:p>
      <text:p text:style-name="P29"><text:span text:style-name="T44">Smaragd je </text:span>z<text:span text:style-name="T43">elený drahokam. Léčí zranění způsobené </text:span><text:span text:style-name="T47">jedem</text:span><text:span text:style-name="T43">.</text:span></text:p>
      <text:h text:style-name="Heading_20_4" text:outline-level="4">Diamant</text:h>
      <text:p text:style-name="P37"><text:span text:style-name="T18">Cena:</text:span> <text:span text:style-name="T61">125</text:span> zl</text:p>
      <text:p text:style-name="P33"><text:span text:style-name="T63">Očarovaný č</text:span>irý diamant <text:span text:style-name="T63">léčí zranění způsobená </text:span><text:span text:style-name="T65">bleskem</text:span><text:span text:style-name="T63">.</text:span></text:p>
      <text:h text:style-name="Heading_20_4" text:outline-level="4">Kalcit</text:h>
      <text:p text:style-name="P37"><text:span text:style-name="T18">Cena:</text:span> 5 zl</text:p>
      <text:p text:style-name="P34">Kalcit je perleťově lesklý krystal, obvykle čirý, bílý, případně lehce zbavený do žluta či do hněda. Léčí vnitřní zranění, zhmožděniny a zlomeniny. Ta obvykle vznikají při pádu, v boji beze zbraně, zásahem <text:span text:style-name="T40">drtivou</text:span> zbraní nebo ranou, která neprošla zbrojí.</text:p>
      <text:h text:style-name="Heading_20_4" text:outline-level="4">Pyrit</text:h>
      <text:p text:style-name="P38"><text:span text:style-name="T18">Cena:</text:span> 5 zl</text:p>
      <text:p text:style-name="P39">Pyrit je mosazně žlutý kámen s kovovým leskem, nejčastěji ve <text:s/>tvaru krychle. <text:span text:style-name="T63">Léčí zranění způsobená </text:span><text:span text:style-name="T64">žíravinou</text:span><text:span text:style-name="T63">.</text:span></text:p>
      <text:h text:style-name="Heading_20_4" text:outline-level="4">Křišťál</text:h>
      <text:p text:style-name="P39"><text:span text:style-name="T18">Cena:</text:span> 5 zl</text:p>
      <text:p text:style-name="P40">Křišťál tvoří šestiboké, čiré krystaly. L<text:span text:style-name="T48">éčí </text:span><text:span text:style-name="T50">duševní</text:span><text:span text:style-name="T49"> zranění (tedy zranění způsobené </text:span><text:span text:style-name="T50">nehmotnými</text:span><text:span text:style-name="T49"> tvory nebo </text:span><text:span text:style-name="T50">duševními</text:span><text:span text:style-name="T49"> kouzly či schopnostmi).</text:span></text:p>
      <text:p text:style-name="P30">/<text:span text:style-name="T58">*</text:span></text:p>
      <text:p text:style-name="P35"><text:soft-page-break/>Ceny:<text:line-break/>- Pětinásobek ceny neočarovaného kamene.</text:p>
      <text:p text:style-name="P35">*/</text:p>
      <text:p text:style-name="P30">/<text:span text:style-name="T57">*</text:span></text:p>
      <text:p text:style-name="P34">Oslepení a ohlušení asi nebrat. Jsou to stavy, takže bych musel rozšířit pravidlo, že léčivé kameny léčí životy. Navíc by to asi byl moc jednoduchej a univerzální způsob, jak se těch status efektů zbavit</text:p>
      <text:p text:style-name="P30"><text:span text:style-name="Strong_20_Emphasis"><text:span text:style-name="T53">Zlomenina</text:span></text:span><text:span text:style-name="T55"> </text:span><text:span text:style-name="T52">- magnezit, kalcit</text:span></text:p>
      <text:p text:style-name="P31">Oslepení<text:line-break/><text:span text:style-name="Strong_20_Emphasis"><text:span text:style-name="T54">Zrak:</text:span></text:span><text:span text:style-name="T56"> </text:span><text:a xlink:type="simple" xlink:href="https://www.drahekamenyonline.cz/ametyst/" text:style-name="Internet_20_link" text:visited-style-name="Visited_20_Internet_20_Link"><text:span text:style-name="T51">ametyst</text:span></text:a><text:span text:style-name="T52">, beryl, achát, korál, malachit, aventurín, </text:span><text:a xlink:type="simple" xlink:href="https://www.drahekamenyonline.cz/kristal/" text:style-name="Internet_20_link" text:visited-style-name="Visited_20_Internet_20_Link"><text:span text:style-name="T51">křišťál</text:span></text:a><text:span text:style-name="T52">, smaragd, akvamarín, chryzoberyl, magnetit, zlatý topaz, olivín, rubín, safír, jantar, tygří oko, obsidián</text:span> </text:p>
      <text:p text:style-name="P30">Ohlušení<text:line-break/><text:span text:style-name="Strong_20_Emphasis"><text:span text:style-name="T53">Sluch</text:span></text:span><text:span text:style-name="T55"> </text:span><text:span text:style-name="T52">- onyx, jaspis, sarder</text:span></text:p>
      <text:p text:style-name="Text_20_body">*/</text:p>
      <text:h text:style-name="Heading_20_1" text:outline-level="1"><text:bookmark-start text:name="__RefHeading___Toc303_2547754490"/>Neobvyklé předměty<text:bookmark-end text:name="__RefHeading___Toc303_2547754490"/></text:h>
      <text:list xml:id="list2880382860" text:style-name="L1">
        <text:list-item>
          <text:p text:style-name="P27"><text:span text:style-name="T12">s</text:span>irky</text:p>
        </text:list-item>
        <text:list-item>
          <text:p text:style-name="P27">zapalovač</text:p>
        </text:list-item>
      </text:list>
      <text:h text:style-name="Heading_20_1" text:outline-level="1"><text:bookmark-start text:name="__RefHeading___Toc305_2547754490"/>Schopnosti předmětů<text:bookmark-end text:name="__RefHeading___Toc305_2547754490"/></text:h>
      <text:h text:style-name="P22" text:outline-level="4">Aura <text:span text:style-name="T15">odvahy</text:span></text:h>
      <text:p text:style-name="P11"><text:span text:style-name="T16">Dosah:</text:span><text:span text:style-name="T1"> </text:span><text:span text:style-name="T2">krátký</text:span><text:span text:style-name="T3"> (</text:span><text:span text:style-name="T4">1</text:span><text:span text:style-name="T3">b)</text:span><text:span text:style-name="T17"><text:line-break/>Rozsah:</text:span><text:span text:style-name="T1"> </text:span><text:span text:style-name="T5">všechno v dosahu </text:span><text:span text:style-name="T6">(</text:span><text:span text:style-name="T7">6</text:span><text:span text:style-name="T6">b)</text:span></text:p>
      <text:p text:style-name="P8">Po dobu <text:span text:style-name="T18">soustředění</text:span> <text:span text:style-name="T24">kolem tebe bude neviditelná aura dodávající odvahu. Všichni uvnitř, s výjimkou těch, které určíš, jsou</text:span> <text:span text:style-name="T25">imunní proti jakékoliv formě </text:span><text:span text:style-name="T19">strachu</text:span><text:span text:style-name="T25"> i </text:span><text:span text:style-name="T19">děsu</text:span><text:span text:style-name="T25"> a dokáží dělat věci, k nimž by se jinak neodhodlali.</text:span></text:p>
      <text:p text:style-name="P8">/<text:span text:style-name="T14">* Tohle když bude mít nějaká postava, tak to bude přebíjet válečnickou neohroženost. Takže spíš asi nebrat. Možná nějakej artefakt by to mohl mít */</text:span></text:p>
      <text:h text:style-name="P23" text:outline-level="4">Aura strachu</text:h>
      <text:p text:style-name="P11"><text:span text:style-name="T29">Hod</text:span>: +<text:span text:style-name="T16">1 proti Duši (3b)<text:line-break/>Dosah:</text:span><text:span text:style-name="T1"> </text:span><text:span text:style-name="T2">krátký</text:span><text:span text:style-name="T3"> (</text:span><text:span text:style-name="T4">1</text:span><text:span text:style-name="T3">b)</text:span><text:span text:style-name="T17"><text:line-break/>Rozsah:</text:span><text:span text:style-name="T1"> </text:span><text:span text:style-name="T5">všechno v dosahu </text:span><text:span text:style-name="T6">(</text:span><text:span text:style-name="T7">6</text:span><text:span text:style-name="T6">b)<text:line-break/></text:span><text:span text:style-name="T30">Efekt: Vytvoření nevýhody (6b)</text:span></text:p>
      <text:p text:style-name="P9">Po dobu <text:span text:style-name="T18">soustředění</text:span> kolem tebe bude zlověstná aura <text:span text:style-name="T18">strachu</text:span>. Každý, kdo <text:span text:style-name="T26">se v ní nachází, nebo do ní později</text:span> vstoupí, <text:span text:style-name="T27">s výjimkou cílů, které z účinku vyloučíš,</text:span> se musí bránit Duší proti <text:span text:style-name="T18">vytvoření nevýhody</text:span> tvým hodem na seslání. <text:span text:style-name="T28">Kdo se jednou ubrání, znovu si už házet nemusí. Strach trvá i po opuštění dosahu kouzla. Ukončením tvého </text:span><text:span text:style-name="T20">soustředění</text:span><text:span text:style-name="T28"> strach pomine a spolu s ním i z něj plynoucí nevýhody.</text:span></text:p>
      <text:p text:style-name="P9">/<text:span text:style-name="T13">* Tohle v zásadě umí </text:span><text:span text:style-name="T21">koruna strachu</text:span><text:span text:style-name="T13"> */</text:span></text:p>
      <text:h text:style-name="P24" text:outline-level="4"><text:soft-page-break/>Aura <text:span text:style-name="T32">moci</text:span></text:h>
      <text:p text:style-name="P12"><text:span text:style-name="T33">H</text:span>od: +<text:span text:style-name="T34">5 na obranu (jen 9b, protože +2 je z plné obrany)<text:line-break/>Dosah:</text:span><text:span text:style-name="T1"> </text:span><text:span text:style-name="T8">krátký </text:span><text:span text:style-name="T9">(1b)</text:span><text:span text:style-name="T17"><text:line-break/>Rozsah:</text:span><text:span text:style-name="T1"> </text:span><text:span text:style-name="T5">všechno v dosahu </text:span><text:span text:style-name="T6">(</text:span><text:span text:style-name="T10">6</text:span><text:span text:style-name="T6">b)</text:span></text:p>
      <text:p text:style-name="P10"><text:span text:style-name="T31">Po dobu </text:span><text:span text:style-name="T22">soustředění</text:span><text:span text:style-name="T31">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35">*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6:29:01.951000000</dc:date>
    <meta:print-date>2113-01-01T00:00:00</meta:print-date>
    <meta:editing-cycles>21788</meta:editing-cycles>
    <meta:editing-duration>P65DT13H45M46S</meta:editing-duration>
    <meta:generator>LibreOffice/6.0.5.2$Windows_X86_64 LibreOffice_project/54c8cbb85f300ac59db32fe8a675ff7683cd5a16</meta:generator>
    <meta:document-statistic meta:table-count="0" meta:image-count="0" meta:object-count="0" meta:page-count="8" meta:paragraph-count="61" meta:word-count="598" meta:character-count="3798" meta:non-whitespace-character-count="3257"/>
  </office:meta>
</office:document-meta>
</file>